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StarSymbol5" svg:font-family="StarSymbol, 'Arial Unicode MS'" style:font-family-generic="system" style:font-pitch="variable" style:font-charset="x-symbol"/>
    <style:font-face style:name="Courier New1" svg:font-family="'Courier New'" style:font-family-generic="modern" style:font-pitch="fixed"/>
    <style:font-face style:name="Courier1" svg:font-family="Courier, 'Courier New'" style:font-family-generic="modern" style:font-pitch="fixed"/>
    <style:font-face style:name="Arial1" svg:font-family="Arial" style:font-pitch="variable"/>
    <style:font-face style:name="Goha Tibeb Zemen" svg:font-family="'Goha Tibeb Zemen'" style:font-pitch="variable"/>
    <style:font-face style:name="Lohit Hindi1" svg:font-family="'Lohit Hindi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ourier" svg:font-family="Courier, 'Courier New'" style:font-family-generic="modern" style:font-pitch="variable"/>
    <style:font-face style:name="Goha Tibeb Zemen1" svg:font-family="'Goha Tibeb Zemen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tarSymbol4" svg:font-family="Star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8cm"/>
    </style:style>
    <style:style style:name="pr3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2.901cm" style:use-optimal-column-width="false"/>
    </style:style>
    <style:style style:name="co2" style:family="table-column">
      <style:table-column-properties style:column-width="13.899cm" style:use-optimal-column-width="false"/>
    </style:style>
    <style:style style:name="co3" style:family="table-column">
      <style:table-column-properties style:column-width="13.861cm" style:use-optimal-column-width="false"/>
    </style:style>
    <style:style style:name="co4" style:family="table-column">
      <style:table-column-properties style:column-width="13.196cm" style:use-optimal-column-width="false"/>
    </style:style>
    <style:style style:name="co5" style:family="table-column">
      <style:table-column-properties style:column-width="12.267cm" style:use-optimal-column-width="false"/>
    </style:style>
    <style:style style:name="co6" style:family="table-column">
      <style:table-column-properties style:column-width="14.333cm" style:use-optimal-column-width="false"/>
    </style:style>
    <style:style style:name="co7" style:family="table-column">
      <style:table-column-properties style:column-width="13.39cm" style:use-optimal-column-width="false"/>
    </style:style>
    <style:style style:name="co8" style:family="table-column">
      <style:table-column-properties style:column-width="13.819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13.235cm"/>
    </style:style>
    <style:style style:name="ro3" style:family="table-row">
      <style:table-row-properties style:row-height="1.925cm"/>
    </style:style>
    <style:style style:name="ro4" style:family="table-row">
      <style:table-row-properties style:row-height="5.603cm"/>
    </style:style>
    <style:style style:name="ro5" style:family="table-row">
      <style:table-row-properties style:row-height="6.355cm"/>
    </style:style>
    <style:style style:name="ro6" style:family="table-row">
      <style:table-row-properties style:row-height="8.345cm"/>
    </style:style>
    <style:style style:name="ro7" style:family="table-row">
      <style:table-row-properties style:row-height="7.617cm"/>
    </style:style>
    <style:style style:name="ro8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99284c" style:font-name="Courier1" fo:font-size="16pt" fo:font-weight="bold" style:font-size-asian="16pt" style:font-weight-asian="bold" style:font-size-complex="16pt" style:font-weight-complex="bold"/>
    </style:style>
    <style:style style:name="P1" style:family="paragraph">
      <style:paragraph-properties fo:margin-left="0.499cm" fo:margin-right="0cm" fo:margin-top="0cm" fo:margin-bottom="1cm" fo:text-indent="-0.499cm">
        <style:tab-stops>
          <style:tab-stop style:position="0.499cm"/>
        </style:tab-stops>
      </style:paragraph-properties>
    </style:style>
    <style:style style:name="P2" style:family="paragraph">
      <style:paragraph-properties fo:margin-top="0cm" fo:margin-bottom="1cm"/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paragraph-properties fo:margin-left="0.998cm" fo:margin-right="0cm" fo:margin-top="0cm" fo:margin-bottom="1cm" fo:text-indent="-0.499cm">
        <style:tab-stops>
          <style:tab-stop style:position="0.998cm"/>
        </style:tab-stops>
      </style:paragraph-properties>
    </style:style>
    <style:style style:name="P5" style:family="paragraph">
      <style:paragraph-properties fo:margin-top="0cm" fo:margin-bottom="0cm"/>
    </style:style>
    <style:style style:name="T1" style:family="text">
      <style:text-properties style:font-name="Goha Tibeb Zemen" fo:font-size="22pt" style:font-size-asian="22pt" style:font-size-complex="22pt"/>
    </style:style>
    <style:style style:name="T2" style:family="text">
      <style:text-properties style:font-name="Courier1" fo:font-size="22pt" style:font-size-asian="22pt" style:font-size-complex="22pt"/>
    </style:style>
    <style:style style:name="T3" style:family="text">
      <style:text-properties style:font-name="Goha Tibeb Zemen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Courier1" fo:font-size="14pt" style:font-size-asian="14pt" style:font-size-complex="14pt"/>
    </style:style>
    <style:style style:name="T5" style:family="text">
      <style:text-properties style:font-name="Courier New1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Courier New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font-name="Courier1" fo:font-size="14pt"/>
    </style:style>
    <style:style style:name="T8" style:family="text">
      <style:text-properties fo:color="#99284c" style:font-name="Courier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Templates</text:p>
          </draw:text-box>
        </draw:frame>
        <draw:frame presentation:style-name="pr2" draw:text-style-name="P2" draw:layer="layout" svg:width="24.639cm" svg:height="26.486cm" svg:x="1.4cm" svg:y="4.214cm" presentation:class="outline" presentation:user-transformed="true">
          <draw:text-box>
            <text:list text:style-name="L2">
              <text:list-item>
                <text:p text:style-name="P1"><text:span text:style-name="T1">Templates werden in deutschen Fachbüchern mitunter als Schablonen bezeichnet. </text:span></text:p>
              </text:list-item>
              <text:list-item>
                <text:p text:style-name="P1"><text:span text:style-name="T1">Templates dienen der Generierung von Klassen, insbesondere von Containerklassen oder Collections.</text:span></text:p>
              </text:list-item>
              <text:list-item>
                <text:p text:style-name="P1"><text:span text:style-name="T1">Typische Vertreter sind Vektoren, Hashtables, Listen.</text:span></text:p>
              </text:list-item>
              <text:list-item>
                <text:p text:style-name="P1"><text:span text:style-name="T1">Templates kann man sich vorstellen als intelligente Macros, die die Sichtbarkeits- und Typregeln von C++ berücksichtigen.</text:span></text:p>
              </text:list-item>
              <text:list-item>
                <text:p text:style-name="P1"><text:span text:style-name="T1">Ein Template ist gewissermaßen eine Konstruktions-/Generierungsvorschrift für Klassen.</text:span></text:p>
              </text:list-item>
              <text:list-item>
                <text:p text:style-name="P1"><text:span text:style-name="T1">Der zu verwendende Typ wird als Klassenparameter angegeb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2" draw:layer="layout" svg:width="24.639cm" svg:height="19cm" svg:x="1.4cm" svg:y="1.2cm" presentation:class="outline" presentation:user-transformed="true">
          <draw:text-box>
            <text:list text:style-name="L2">
              <text:list-item>
                <text:p text:style-name="P1"><text:span text:style-name="T1">Jedem Template wird <text:s/></text:span><text:span text:style-name="T2">template &lt;class T&gt; </text:span><text:span text:style-name="T1"><text:s text:c="2"/>vorangestellt.</text:span></text:p>
              </text:list-item>
              <text:list-item>
                <text:p text:style-name="P1"><text:span text:style-name="T1">Innerhalb des Templates wird T als bekannter Datentyp verstanden.</text:span></text:p>
              </text:list-item>
              <text:list-item>
                <text:p text:style-name="P1"><text:span text:style-name="T1">Der Datentyp der generierten Klasse besteht aus TemplateName&lt;Typ&gt;</text:span></text:p>
              </text:list-item>
              <text:list-item>
                <text:p text:style-name="P1"><text:span text:style-name="T1">Der Name des Konstruktors im Template besteht nur aus dem TemplateNamen.</text:span></text:p>
              </text:list-item>
              <text:list-item>
                <text:p text:style-name="P1"><text:span text:style-name="T1">Werden MemberFunktionen außerhalb der „Klassenbeschreibung“ des Templates vereinbart, ist zu beachten:</text:span></text:p>
              </text:list-item>
              <text:list-item>
                <text:p text:style-name="P4"><text:span text:style-name="T1">Die Herstellung des Klassenbezugs erfolgt über <text:s text:c="3"/></text:span><text:span text:style-name="T2">TemplateName&lt;Typ&gt;:: </text:span><text:span text:style-name="T1">für jede Funktion</text:span></text:p>
              </text:list-item>
              <text:list-item>
                <text:p text:style-name="P4"><text:span text:style-name="T3">Alle Funktionen, auch außerhalb der Templatevereinbarung sind im HeaderFile anzuordne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standard" draw:layer="layout" svg:width="26.799cm" svg:height="16.36cm" svg:x="0.8cm" svg:y="1.92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Template</text:p>
              </table:table-cell>
              <table:table-cell>
                <text:p text:style-name="P5">Konventionelle <text:s/>Klasse</text:p>
              </table:table-cell>
            </table:table-row>
            <table:table-row table:style-name="ro2" table:default-cell-style-name="ce1">
              <table:table-cell>
                <text:p><text:span text:style-name="T4">template &lt;class T&gt;</text:span></text:p>
                <text:p><text:span text:style-name="T4">class Array</text:span></text:p>
                <text:p><text:span text:style-name="T4">{</text:span></text:p>
                <text:p><text:span text:style-name="T4"><text:s text:c="3"/></text:span><text:span text:style-name="T4">public:</text:span></text:p>
                <text:p><text:span text:style-name="T5"><text:s text:c="5"/></text:span><text:span text:style-name="T6">class Range{};</text:span></text:p>
                <text:p><text:span text:style-name="T4"><text:s text:c="6"/></text:span><text:span text:style-name="T4">Array (int Gr = SizeArr);</text:span><text:span text:style-name="T4"><text:tab/></text:span></text:p>
                <text:p><text:span text:style-name="T4"><text:s text:c="6"/></text:span><text:span text:style-name="T4">Array (const Array&amp;);</text:span><text:span text:style-name="T4"><text:tab/></text:span></text:p>
                <text:p><text:span text:style-name="T4"><text:s text:c="6"/></text:span><text:span text:style-name="T4">~Array() {delete theData;}</text:span></text:p>
                <text:p><text:span text:style-name="T4"><text:s text:c="6"/></text:span><text:span text:style-name="T4">Array &amp; operator = (const Array&amp;);</text:span><text:span text:style-name="T4"><text:tab/></text:span></text:p>
                <text:p><text:span text:style-name="T4"><text:s text:c="6"/></text:span><text:span text:style-name="T4">T&amp; operator [] (int i);</text:span><text:span text:style-name="T4"><text:tab/></text:span></text:p>
                <text:p><text:span text:style-name="T4"><text:s text:c="6"/></text:span><text:span text:style-name="T4">int <text:s/>GetNum()const {return Size;}</text:span><text:span text:style-name="T4"><text:tab/></text:span></text:p>
                <text:p><text:span text:style-name="T4"><text:s text:c="6"/></text:span><text:span text:style-name="T4">void Resize(int NewSz);</text:span><text:span text:style-name="T4"><text:tab/></text:span></text:p>
                <text:p><text:span text:style-name="T4"><text:s text:c="3"/></text:span><text:span text:style-name="T4">protected:</text:span></text:p>
                <text:p><text:span text:style-name="T4"><text:s text:c="6"/></text:span><text:span text:style-name="T4">int <text:s/>Size;</text:span><text:span text:style-name="T4"><text:tab/></text:span><text:span text:style-name="T4"><text:tab/></text:span><text:span text:style-name="T4"><text:tab/></text:span></text:p>
                <text:p><text:span text:style-name="T4"><text:s text:c="6"/></text:span><text:span text:style-name="T4">T* <text:s text:c="2"/>theData;</text:span></text:p>
                <text:p><text:span text:style-name="T4">};</text:span></text:p>
              </table:table-cell>
              <table:table-cell>
                <text:p><text:span text:style-name="T4">const int SizeArr = 24;</text:span></text:p>
                <text:p><text:span text:style-name="T7"/></text:p>
                <text:p><text:span text:style-name="T4">class IntArr</text:span></text:p>
                <text:p><text:span text:style-name="T4">{</text:span></text:p>
                <text:p><text:span text:style-name="T4"><text:s text:c="3"/></text:span><text:span text:style-name="T4">public:</text:span></text:p>
                <text:p><text:span text:style-name="T4"><text:s text:c="6"/></text:span><text:span text:style-name="T4">class Range{};</text:span></text:p>
                <text:p><text:span text:style-name="T4"><text:s text:c="6"/></text:span><text:span text:style-name="T4">IntArr (int Gr = SizeArr);</text:span></text:p>
                <text:p><text:span text:style-name="T4"><text:s text:c="6"/></text:span><text:span text:style-name="T4">IntArr (const IntArr&amp;);</text:span><text:span text:style-name="T4"><text:tab/></text:span></text:p>
                <text:p><text:span text:style-name="T4"><text:s text:c="6"/></text:span><text:span text:style-name="T4">~IntArr() {delete IA;}</text:span></text:p>
                <text:p><text:span text:style-name="T4"><text:s text:c="6"/></text:span><text:span text:style-name="T4">IntArr &amp; operator = (const IntArr&amp;);</text:span></text:p>
                <text:p><text:span text:style-name="T4"><text:s text:c="6"/></text:span><text:span text:style-name="T4">int&amp; operator [] (int i);</text:span></text:p>
                <text:p><text:span text:style-name="T4"><text:s text:c="6"/></text:span><text:span text:style-name="T4">int GetNum()const {return Size;}</text:span></text:p>
                <text:p><text:span text:style-name="T4"><text:s text:c="6"/></text:span><text:span text:style-name="T4">void Resize(int NewSz);</text:span><text:span text:style-name="T4"><text:tab/></text:span></text:p>
                <text:p><text:span text:style-name="T4"><text:s text:c="3"/></text:span><text:span text:style-name="T4">protected:</text:span></text:p>
                <text:p><text:span text:style-name="T4"><text:s text:c="6"/></text:span><text:span text:style-name="T4">int <text:s/>Size;</text:span><text:span text:style-name="T4"><text:tab/></text:span></text:p>
                <text:p><text:span text:style-name="T4"><text:s text:c="6"/></text:span><text:span text:style-name="T4">int *IA;</text:span></text:p>
                <text:p><text:span text:style-name="T4">};</text:span></text:p>
              </table:table-cell>
            </table:table-row>
            <table:table-row table:style-name="ro3" table:default-cell-style-name="ce2">
              <table:table-cell>
                <text:p><text:span text:style-name="T8">Funktionsimplementationen im .h -File</text:span></text:p>
              </table:table-cell>
              <table:table-cell>
                <text:p><text:span text:style-name="T8">Funktionsimplementationen im .cpp -Fi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standard" draw:layer="layout" svg:width="27.056cm" svg:height="11.957cm" svg:x="0.8cm" svg:y="4.23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><text:span text:style-name="T4">template &lt;class T&gt;</text:span></text:p>
                <text:p><text:span text:style-name="T4">Array&lt;T&gt; :: Array (int Sz)</text:span></text:p>
                <text:p><text:span text:style-name="T4">{</text:span></text:p>
                <text:p><text:span text:style-name="T4"><text:s text:c="2"/></text:span><text:span text:style-name="T4">Size = Sz;</text:span></text:p>
                <text:p><text:span text:style-name="T4"><text:s text:c="2"/></text:span><text:span text:style-name="T4">theData = new T [Size];</text:span></text:p>
                <text:p><text:span text:style-name="T4"><text:s text:c="2"/></text:span><text:span text:style-name="T4">for (int i=0; i&lt;Sz; ++i) theData[i]=0;</text:span></text:p>
                <text:p><text:span text:style-name="T4">}</text:span></text:p>
              </table:table-cell>
              <table:table-cell>
                <text:p><text:span text:style-name="T7"/></text:p>
                <text:p><text:span text:style-name="T4">IntArr :: IntArr (int Sz)</text:span></text:p>
                <text:p><text:span text:style-name="T4">{</text:span></text:p>
                <text:p><text:span text:style-name="T4"><text:s text:c="2"/></text:span><text:span text:style-name="T4">Size = Sz;</text:span></text:p>
                <text:p><text:span text:style-name="T4"><text:s text:c="2"/></text:span><text:span text:style-name="T4">IA = new int [Size];</text:span></text:p>
                <text:p><text:span text:style-name="T4"><text:s text:c="2"/></text:span><text:span text:style-name="T4">for (int i=0; i&lt;Sz; ++i) IA[i]=0;</text:span></text:p>
                <text:p><text:span text:style-name="T4">}</text:span></text:p>
              </table:table-cell>
            </table:table-row>
            <table:table-row table:style-name="ro5" table:default-cell-style-name="ce1">
              <table:table-cell>
                <text:p><text:span text:style-name="T4">template &lt;class T&gt;</text:span></text:p>
                <text:p><text:span text:style-name="T4">Array&lt;T&gt; :: Array (const Array&lt;T&gt;&amp; Other)</text:span></text:p>
                <text:p><text:span text:style-name="T4">{</text:span></text:p>
                <text:p><text:span text:style-name="T4"><text:s text:c="3"/></text:span><text:span text:style-name="T4">Size = Other.Size;</text:span></text:p>
                <text:p><text:span text:style-name="T4"><text:s text:c="3"/></text:span><text:span text:style-name="T4">theData = new T[Size];</text:span></text:p>
                <text:p><text:span text:style-name="T4"><text:s text:c="3"/></text:span><text:span text:style-name="T4">for (int i=0; i&lt;Size;++i) </text:span></text:p>
                <text:p><text:span text:style-name="T4"><text:s text:c="11"/></text:span><text:span text:style-name="T4">theData[i]=Other.theData[i];</text:span></text:p>
                <text:p><text:span text:style-name="T4">}</text:span></text:p>
              </table:table-cell>
              <table:table-cell>
                <text:p><text:span text:style-name="T7"/></text:p>
                <text:p><text:span text:style-name="T4">IntArr :: IntArr (const IntArr&amp; Other)</text:span></text:p>
                <text:p><text:span text:style-name="T4">{</text:span></text:p>
                <text:p><text:span text:style-name="T4"><text:s text:c="3"/></text:span><text:span text:style-name="T4">Size = Other.Size;</text:span></text:p>
                <text:p><text:span text:style-name="T4"><text:s text:c="3"/></text:span><text:span text:style-name="T4">IA = new int[Size];</text:span></text:p>
                <text:p><text:span text:style-name="T4"><text:s text:c="3"/></text:span><text:span text:style-name="T4">for (int i=0; i&lt;Size;++i) </text:span></text:p>
                <text:p><text:span text:style-name="T4"><text:s text:c="10"/></text:span><text:span text:style-name="T4">IA[i]=Other.IA[i];</text:span></text:p>
                <text:p><text:span text:style-name="T4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standard" draw:layer="layout" svg:width="26.599cm" svg:height="15.961cm" svg:x="1cm" svg:y="2.10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1">
              <table:table-cell>
                <text:p><text:span text:style-name="T4">template &lt;class T&gt;</text:span></text:p>
                <text:p><text:span text:style-name="T4">Array&lt;T&gt;&amp; Array&lt;T&gt; :: operator = (const Array&lt;T&gt;&amp; Other)</text:span></text:p>
                <text:p><text:span text:style-name="T4">{</text:span></text:p>
                <text:p><text:span text:style-name="T4"><text:s text:c="2"/></text:span><text:span text:style-name="T4">delete theData;</text:span></text:p>
                <text:p><text:span text:style-name="T4"><text:s text:c="2"/></text:span><text:span text:style-name="T4">theData = new T [Other.Size];</text:span></text:p>
                <text:p><text:span text:style-name="T4"><text:s text:c="2"/></text:span><text:span text:style-name="T4">Size = Other.Size;</text:span></text:p>
                <text:p><text:span text:style-name="T4"><text:s text:c="2"/></text:span><text:span text:style-name="T4">for ( int i=0; i&lt;Size;i++) </text:span></text:p>
                <text:p><text:span text:style-name="T4"><text:s text:c="11"/></text:span><text:span text:style-name="T4">theData[i]=Other.theData[i];</text:span></text:p>
                <text:p><text:span text:style-name="T4"><text:s text:c="2"/></text:span><text:span text:style-name="T4">return * this;</text:span></text:p>
                <text:p><text:span text:style-name="T4">}</text:span></text:p>
              </table:table-cell>
              <table:table-cell>
                <text:p><text:span text:style-name="T7"/></text:p>
                <text:p><text:span text:style-name="T4">IntArr&amp; IntArr :: operator = (const IntArr&amp; Other)</text:span></text:p>
                <text:p><text:span text:style-name="T4">{</text:span></text:p>
                <text:p><text:span text:style-name="T4"><text:s text:c="2"/></text:span><text:span text:style-name="T4">delete IA;</text:span></text:p>
                <text:p><text:span text:style-name="T4"><text:s text:c="2"/></text:span><text:span text:style-name="T4">IA = new int [Other.Size];</text:span></text:p>
                <text:p><text:span text:style-name="T4"><text:s text:c="2"/></text:span><text:span text:style-name="T4">Size = Other.Size;</text:span></text:p>
                <text:p><text:span text:style-name="T4"><text:s text:c="2"/></text:span><text:span text:style-name="T4">for ( int i=0; i&lt;Size;i++) </text:span></text:p>
                <text:p><text:span text:style-name="T4"><text:s text:c="8"/></text:span><text:span text:style-name="T4">IA[i]=Other.IA[i];</text:span></text:p>
                <text:p><text:span text:style-name="T4"><text:s text:c="2"/></text:span><text:span text:style-name="T4">return * this;</text:span></text:p>
                <text:p><text:span text:style-name="T4">}</text:span></text:p>
              </table:table-cell>
            </table:table-row>
            <table:table-row table:style-name="ro7" table:default-cell-style-name="ce1">
              <table:table-cell>
                <text:p><text:span text:style-name="T4">template &lt;class T&gt;</text:span></text:p>
                <text:p><text:span text:style-name="T4">T&amp; Array&lt;T&gt; :: operator []( int i)</text:span></text:p>
                <text:p><text:span text:style-name="T4">{</text:span></text:p>
                <text:p><text:span text:style-name="T4"><text:s text:c="3"/></text:span><text:span text:style-name="T4">if (i&lt;Size &amp;&amp; i&gt;0) return theData[i];</text:span></text:p>
                <text:p><text:span text:style-name="T4"><text:s text:c="3"/></text:span><text:span text:style-name="T4">else</text:span></text:p>
                <text:p><text:span text:style-name="T4"><text:s text:c="3"/></text:span><text:span text:style-name="T4">{</text:span></text:p>
                <text:p><text:span text:style-name="T4"><text:s text:c="7"/></text:span><text:span text:style-name="T4">throw Range();</text:span></text:p>
                <text:p><text:span text:style-name="T4"><text:s text:c="3"/></text:span><text:span text:style-name="T4">}</text:span></text:p>
                <text:p><text:span text:style-name="T4">}</text:span></text:p>
              </table:table-cell>
              <table:table-cell>
                <text:p><text:span text:style-name="T7"/></text:p>
                <text:p><text:span text:style-name="T4">int&amp; IntArr :: operator []( int i)</text:span></text:p>
                <text:p><text:span text:style-name="T4">{</text:span></text:p>
                <text:p><text:span text:style-name="T4"><text:s text:c="3"/></text:span><text:span text:style-name="T4">if (i&lt;Size &amp;&amp; Size&gt;0) return IA[i];</text:span></text:p>
                <text:p><text:span text:style-name="T4"><text:s text:c="3"/></text:span><text:span text:style-name="T4">else</text:span></text:p>
                <text:p><text:span text:style-name="T4"><text:s text:c="3"/></text:span><text:span text:style-name="T4">{</text:span></text:p>
                <text:p><text:span text:style-name="T4"><text:s text:c="7"/></text:span><text:span text:style-name="T4">throw Range();</text:span></text:p>
                <text:p><text:span text:style-name="T4"><text:s text:c="3"/></text:span><text:span text:style-name="T4">}</text:span></text:p>
                <text:p><text:span text:style-name="T4">}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standard" draw:layer="layout" svg:width="27.208cm" svg:height="15.704cm" svg:x="0.4cm" svg:y="3.345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8" table:default-cell-style-name="ce1">
              <table:table-cell>
                <text:p><text:span text:style-name="T4">int main()</text:span></text:p>
                <text:p><text:span text:style-name="T4">{</text:span></text:p>
                <text:p><text:span text:style-name="T4"><text:s text:c="2"/></text:span><text:span text:style-name="T4">set_new_handler(MemError);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Array&lt;int&gt; IA(10);</text:span></text:p>
                <text:p><text:span text:style-name="T4"><text:s text:c="4"/></text:span><text:span text:style-name="T4">try</text:span></text:p>
                <text:p><text:span text:style-name="T4"><text:s text:c="4"/></text:span><text:span text:style-name="T4">{</text:span></text:p>
                <text:p><text:span text:style-name="T4"><text:s text:c="6"/></text:span><text:span text:style-name="T4">int i;</text:span></text:p>
                <text:p><text:span text:style-name="T4"><text:s text:c="6"/></text:span><text:span text:style-name="T4">for (i = 0; i &lt; IA.GetNum() ; ++i)</text:span></text:p>
                <text:p><text:span text:style-name="T4"><text:s text:c="11"/></text:span><text:span text:style-name="T4">IA[i]=i;</text:span></text:p>
                <text:p><text:span text:style-name="T4"><text:s text:c="6"/></text:span><text:span text:style-name="T4">for (i = 0; i &lt; IA.GetNum() ; ++i) </text:span></text:p>
                <text:p><text:span text:style-name="T4"><text:s text:c="11"/></text:span><text:span text:style-name="T4">cout &lt;&lt; IA[i] &lt;&lt;", ";</text:span></text:p>
                <text:p><text:span text:style-name="T4"><text:s text:c="6"/></text:span><text:span text:style-name="T4">cout &lt;&lt; '\n';</text:span></text:p>
                <text:p><text:span text:style-name="T4"><text:s text:c="6"/></text:span><text:span text:style-name="T4">IA.Resize(16);</text:span></text:p>
                <text:p><text:span text:style-name="T4"><text:s text:c="6"/></text:span><text:span text:style-name="T4">for (i = 0; i &lt; IA.GetNum() ; ++i) <text:s text:c="13"/></text:span></text:p>
                <text:p><text:span text:style-name="T4"><text:s text:c="11"/></text:span><text:span text:style-name="T4">cout &lt;&lt; IA[i] &lt;&lt;", ";</text:span></text:p>
                <text:p><text:span text:style-name="T4"><text:s text:c="6"/></text:span><text:span text:style-name="T4">cout &lt;&lt; '\n';</text:span></text:p>
                <text:p><text:span text:style-name="T4"><text:s text:c="6"/></text:span><text:span text:style-name="T4">cout &lt;&lt; IA[100] &lt;&lt;'\n';</text:span></text:p>
                <text:p><text:span text:style-name="T4"><text:s text:c="4"/></text:span><text:span text:style-name="T4">}</text:span></text:p>
                <text:p><text:span text:style-name="T4"><text:s text:c="4"/></text:span><text:span text:style-name="T4">catch(Array&lt;int&gt;::Range)</text:span></text:p>
                <text:p><text:span text:style-name="T4"><text:s text:c="4"/></text:span><text:span text:style-name="T4">{</text:span></text:p>
                <text:p><text:span text:style-name="T4"><text:s text:c="6"/></text:span><text:span text:style-name="T4">cerr&lt;&lt; "Indexerror detected\n";</text:span></text:p>
                <text:p><text:span text:style-name="T4"><text:s text:c="6"/></text:span><text:span text:style-name="T4">//exit (1);</text:span></text:p>
                <text:p><text:span text:style-name="T4"><text:s text:c="4"/></text:span><text:span text:style-name="T4">}</text:span></text:p>
                <text:p><text:span text:style-name="T4"><text:s text:c="2"/></text:span><text:span text:style-name="T4">}</text:span></text:p>
                <text:p><text:span text:style-name="T7"/></text:p>
              </table:table-cell>
              <table:table-cell>
                <text:p><text:span text:style-name="T4">int main()</text:span></text:p>
                <text:p><text:span text:style-name="T4">{</text:span></text:p>
                <text:p><text:span text:style-name="T4"><text:s text:c="2"/></text:span><text:span text:style-name="T4">set_new_handler(MemError);</text:span></text:p>
                <text:p><text:span text:style-name="T4"><text:s text:c="2"/></text:span><text:span text:style-name="T4">{</text:span></text:p>
                <text:p><text:span text:style-name="T4"><text:s text:c="4"/></text:span><text:span text:style-name="T4">IntArr IA(10);</text:span></text:p>
                <text:p><text:span text:style-name="T4"><text:s text:c="4"/></text:span><text:span text:style-name="T4">try</text:span></text:p>
                <text:p><text:span text:style-name="T4"><text:s text:c="4"/></text:span><text:span text:style-name="T4">{</text:span></text:p>
                <text:p><text:span text:style-name="T4"><text:s text:c="6"/></text:span><text:span text:style-name="T4">int i;</text:span></text:p>
                <text:p><text:span text:style-name="T4"><text:s text:c="6"/></text:span><text:span text:style-name="T4">for (i = 0; i &lt; IA.GetNum() ; ++i)</text:span></text:p>
                <text:p><text:span text:style-name="T4"><text:s text:c="11"/></text:span><text:span text:style-name="T4">IA[i]=i;</text:span></text:p>
                <text:p><text:span text:style-name="T4"><text:s text:c="6"/></text:span><text:span text:style-name="T4">for (i = 0; i &lt; IA.GetNum() ; ++i)</text:span></text:p>
                <text:p><text:span text:style-name="T4"><text:s text:c="11"/></text:span><text:span text:style-name="T4">cout &lt;&lt; IA[i] &lt;&lt;", ";</text:span></text:p>
                <text:p><text:span text:style-name="T4"><text:s text:c="6"/></text:span><text:span text:style-name="T4">cout &lt;&lt; '\n';</text:span></text:p>
                <text:p><text:span text:style-name="T4"><text:s text:c="6"/></text:span><text:span text:style-name="T4">IA.Resize(16);</text:span></text:p>
                <text:p><text:span text:style-name="T4"><text:s text:c="6"/></text:span><text:span text:style-name="T4">for (i = 0; i &lt; IA.GetNum() ; ++i)</text:span></text:p>
                <text:p><text:span text:style-name="T4"><text:s text:c="11"/></text:span><text:span text:style-name="T4">cout &lt;&lt; IA[i] &lt;&lt;", ";</text:span></text:p>
                <text:p><text:span text:style-name="T4"><text:s text:c="6"/></text:span><text:span text:style-name="T4">cout &lt;&lt; '\n';</text:span></text:p>
                <text:p><text:span text:style-name="T4"><text:s text:c="6"/></text:span><text:span text:style-name="T4">cout &lt;&lt; IA[100] &lt;&lt;'\n';</text:span></text:p>
                <text:p><text:span text:style-name="T4"><text:s text:c="4"/></text:span><text:span text:style-name="T4">}</text:span></text:p>
                <text:p><text:span text:style-name="T4"><text:s text:c="4"/></text:span><text:span text:style-name="T4">catch(Array&lt;int&gt;::Range)</text:span></text:p>
                <text:p><text:span text:style-name="T4"><text:s text:c="4"/></text:span><text:span text:style-name="T4">{</text:span></text:p>
                <text:p><text:span text:style-name="T4"><text:s text:c="6"/></text:span><text:span text:style-name="T4">cerr&lt;&lt; "Indexerror detected\n";</text:span></text:p>
                <text:p><text:span text:style-name="T4"><text:s text:c="6"/></text:span><text:span text:style-name="T4">//exit (1);</text:span></text:p>
                <text:p><text:span text:style-name="T4"><text:s text:c="4"/></text:span><text:span text:style-name="T4">}</text:span></text:p>
                <text:p><text:span text:style-name="T4"><text:s text:c="2"/></text:span><text:span text:style-name="T4">}</text:span></text:p>
                <text:p><text:span text:style-name="T7"/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 style:font-pitch="variable" style:font-charset="x-symbol"/>
    <style:font-face style:name="StarSymbol1" svg:font-family="StarSymbol, 'Arial Unicode MS'" style:font-family-generic="roman" style:font-pitch="variable" style:font-charset="x-symbol"/>
    <style:font-face style:name="StarSymbol5" svg:font-family="StarSymbol, 'Arial Unicode MS'" style:font-family-generic="system" style:font-pitch="variable" style:font-charset="x-symbol"/>
    <style:font-face style:name="Courier New1" svg:font-family="'Courier New'" style:font-family-generic="modern" style:font-pitch="fixed"/>
    <style:font-face style:name="Courier1" svg:font-family="Courier, 'Courier New'" style:font-family-generic="modern" style:font-pitch="fixed"/>
    <style:font-face style:name="Arial1" svg:font-family="Arial" style:font-pitch="variable"/>
    <style:font-face style:name="Goha Tibeb Zemen" svg:font-family="'Goha Tibeb Zemen'" style:font-pitch="variable"/>
    <style:font-face style:name="Lohit Hindi1" svg:font-family="'Lohit Hindi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Courier" svg:font-family="Courier, 'Courier New'" style:font-family-generic="modern" style:font-pitch="variable"/>
    <style:font-face style:name="Goha Tibeb Zemen1" svg:font-family="'Goha Tibeb Zemen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tarSymbol" svg:font-family="Star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StarSymbol4" svg:font-family="Star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dnotenzeichen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 style:font-name-complex="StarSymbol3" style:font-family-complex="StarSymbol, 'Arial Unicode MS'" style:font-charset-complex="x-symbol"/>
    </style:style>
    <style:style style:name="Rahmeninhalt" style:family="graphic">
      <style:paragraph-properties fo:margin-top="0cm" fo:margin-bottom="0.374cm" style:text-autospace="none"/>
    </style:style>
    <style:style style:name="Tabellen_20_Überschrift" style:display-name="Tabellen Überschrift" style:family="graphic">
      <style:paragraph-properties fo:margin-top="0cm" fo:margin-bottom="0.374cm" fo:text-align="center"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Tabellen_20_Inhalt" style:display-name="Tabellen Inhalt" style:family="graphic">
      <style:paragraph-properties fo:margin-top="0cm" fo:margin-bottom="0.374cm" style:text-autospace="none"/>
    </style:style>
    <style:style style:name="Kopfzeile" style:family="graphic">
      <style:paragraph-properties style:text-autospace="none">
        <style:tab-stops>
          <style:tab-stop style:position="22.662cm" style:type="center"/>
          <style:tab-stop style:position="45.328cm" style:type="right"/>
        </style:tab-stops>
      </style:paragraph-properties>
    </style:style>
    <style:style style:name="Liste" style:family="graphic">
      <style:paragraph-properties fo:margin-top="0cm" fo:margin-bottom="0.374cm" style:text-autospace="none"/>
      <style:text-properties style:font-name-asian="Lohit Hindi1" style:font-family-asian="'Lohit Hindi'" style:font-pitch-asian="variable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name-asian="Lohit Hindi1" style:font-family-asian="'Lohit Hindi'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. Beck</meta:initial-creator>
    <meta:creation-date>2014-06-05T10:06:55</meta:creation-date>
    <dc:date>2015-05-05T13:02:26.250338380</dc:date>
    <meta:editing-duration>P0D</meta:editing-duration>
    <meta:editing-cycles>2</meta:editing-cycles>
    <meta:generator>LibreOffice/4.2.8.2$Linux_x86 LibreOffice_project/420m0$Build-2</meta:generator>
    <meta:document-statistic meta:object-count="40"/>
  </office:meta>
</office:document-meta>
</file>